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T1" style:family="text">
      <style:text-properties style:font-name="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Heute sind Kommunikationsmittel sehr komplizierter als in den alten Zeiten. Fast keine leute schreiben Briefe, sondern man kann ein E-Mail auf dem Computer schreiben. E-Mails sind fast gleich empf<text:span text:style-name="T1">ä</text:span>ngt so bald wie sie geschickt sind und der Empf<text:span text:style-name="T1">ä</text:span>nger kann die E-Mail auf seinem Computer oder heuzutage auf seinem Handy sehen. Wenn man eine wichtiger Nachricht hat, kann er telefonieren oder simsen. F<text:span text:style-name="T1">ü</text:span>r telefonieren m<text:span text:style-name="T1">ü</text:span>ssen beide haben ein Festnetz oder Handy. Wenn einer ruft der anderer an, klingelt das Handy des anderers und er m<text:span text:style-name="T1">ü</text:span>ss damit beantworten. Dann k<text:span text:style-name="T1">ö</text:span>nnen sie gleich miteinander sprechen, trotzdem wie weit entfernt sie sind. Man kann nur mit einem Handy simsen. Simsen ist wenn man ein kurzes SMS schreibt und es gleich zum Handy des anderers sendet und er kann es lesen und beantworten. <text:line-break/><text:tab/>Das Internet ist auch eine komplizierte Teile der moderner Welt. In der Internet kann man eine undenkbare Menge von Information finden. Im Laufe der Zeit haben Leute ein bisschen <text:span text:style-name="T1">ü</text:span>ber fast alle Themen hochgeladen. Alle leute k<text:span text:style-name="T1">ö</text:span>nnen diese Information sehen und viele Leute benutzen sie t<text:span text:style-name="T1">ä</text:span>glich. Viele Leute benutzen die Internet f<text:span text:style-name="T1">ü</text:span>r Spass zu machen. Websites wie Facebook lassen Freunde ihre Leben teilen und Websites wie Youtube lassen alle Musik und Videos hochladen. Hier kann ich nicht gar alles dass die Internet bietet an beschrei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09-09T19:01:33.05</meta:creation-date>
    <dc:date>2015-09-18T17:48:23.02</dc:date>
    <dc:creator>Robert Ritchie</dc:creator>
    <meta:editing-duration>PT33M49S</meta:editing-duration>
    <meta:editing-cycles>3</meta:editing-cycles>
    <meta:generator>OpenOffice/4.1.1$Win32 OpenOffice.org_project/411m6$Build-9775</meta:generator>
    <meta:document-statistic meta:table-count="0" meta:image-count="0" meta:object-count="0" meta:page-count="1" meta:paragraph-count="1" meta:word-count="213" meta:character-count="1341"/>
  </office:meta>
</office:document-meta>
</file>